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2756" officeooo:paragraph-rsid="0019275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92756" officeooo:paragraph-rsid="00192756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fo:font-weight="bold" officeooo:rsid="00192756" officeooo:paragraph-rsid="001b43f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b43f3" officeooo:paragraph-rsid="001b43f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b43f3" officeooo:paragraph-rsid="00232c85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01ca7bf" officeooo:paragraph-rsid="001ca7bf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01ca7bf" officeooo:paragraph-rsid="001faf92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weight="bold" officeooo:rsid="001dcafc" officeooo:paragraph-rsid="001dcafc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bold" officeooo:rsid="001faf92" officeooo:paragraph-rsid="0020ebee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officeooo:rsid="001faf92" officeooo:paragraph-rsid="0020ebee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rsid="00192756" officeooo:paragraph-rsid="00192756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b43f3" officeooo:paragraph-rsid="001b43f3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1a9a7a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0ebee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2bcee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6pt" fo:font-weight="bold" officeooo:rsid="00192756" officeooo:paragraph-rsid="00236613" fo:background-color="transparent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8pt" officeooo:paragraph-rsid="0020ebee" style:font-size-asian="8pt" style:font-size-complex="8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a9a7a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b43f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faf92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ebee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36613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af92" fo:background-color="#ffff00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0ebee" fo:background-color="#ffff00" loext:char-shading-value="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fo:background-color="#ffbf00" loext:char-shading-value="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faf92" fo:background-color="#ffbf00" loext:char-shading-value="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0ebee" fo:background-color="#ffbf00" loext:char-shading-value="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fo:background-color="#ff0000" loext:char-shading-value="0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0ebee" fo:background-color="transparent" loext:char-shading-value="0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2bcee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32c85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0ebee" fo:background-color="#ffa6a6" loext:char-shading-value="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0ebee" fo:background-color="#ffd7d7" loext:char-shading-value="0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0ebee" fo:background-color="#ff6d6d" loext:char-shading-value="0" style:font-size-asian="10.5pt" style:font-weight-asian="normal" style:font-size-complex="12pt" style:font-weight-complex="normal"/>
    </style:style>
    <style:style style:name="T21" style:family="text">
      <style:text-properties fo:font-size="12pt" fo:font-weight="bold" officeooo:rsid="0020ebee" fo:background-color="#ffbf00" loext:char-shading-value="0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20ebee" fo:background-color="#ffd7d7" loext:char-shading-value="0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20ebee" fo:background-color="#ffa6a6" loext:char-shading-value="0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20ebee" fo:background-color="#ff6d6d" loext:char-shading-value="0" style:font-size-asian="10.5pt" style:font-weight-asian="bold" style:font-size-complex="12pt" style:font-weight-complex="bold"/>
    </style:style>
    <style:style style:name="T25" style:family="text">
      <style:text-properties fo:color="#000000" fo:font-size="12pt" fo:font-weight="normal" officeooo:rsid="001faf92" fo:background-color="#81d41a" loext:char-shading-value="0" style:font-size-asian="10.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20ebee" fo:background-color="transparent" loext:char-shading-value="0" style:font-size-asian="10.5pt" style:font-weight-asian="normal" style:font-size-complex="12pt" style:font-weight-complex="normal"/>
    </style:style>
    <style:style style:name="T27" style:family="text">
      <style:text-properties fo:font-weight="bold" officeooo:rsid="0020ebee" fo:background-color="#ffbf00" loext:char-shading-value="0" style:font-weight-asian="bold" style:font-weight-complex="bold"/>
    </style:style>
    <style:style style:name="T28" style:family="text">
      <style:text-properties fo:font-weight="bold" officeooo:rsid="0020ebee" fo:background-color="#ffd7d7" loext:char-shading-value="0" style:font-weight-asian="bold" style:font-weight-complex="bold"/>
    </style:style>
    <style:style style:name="T29" style:family="text">
      <style:text-properties fo:font-weight="bold" officeooo:rsid="0020ebee" fo:background-color="#ffa6a6" loext:char-shading-value="0" style:font-weight-asian="bold" style:font-weight-complex="bold"/>
    </style:style>
    <style:style style:name="T30" style:family="text">
      <style:text-properties fo:font-weight="bold" officeooo:rsid="0020ebee" fo:background-color="#ff6d6d" loext:char-shading-value="0" style:font-weight-asian="bold" style:font-weight-complex="bold"/>
    </style:style>
    <style:style style:name="T31" style:family="text">
      <style:text-properties fo:font-weight="normal" officeooo:rsid="0020ebee" fo:background-color="#ffff00" loext:char-shading-value="0" style:font-weight-asian="normal" style:font-weight-complex="normal"/>
    </style:style>
    <style:style style:name="T32" style:family="text">
      <style:text-properties fo:font-weight="normal" officeooo:rsid="0020ebee" fo:background-color="#ffbf00" loext:char-shading-value="0" style:font-weight-asian="normal" style:font-weight-complex="normal"/>
    </style:style>
    <style:style style:name="T33" style:family="text">
      <style:text-properties fo:font-weight="normal" officeooo:rsid="0020ebee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20ebee" fo:background-color="#ffd7d7" loext:char-shading-value="0" style:font-weight-asian="normal" style:font-weight-complex="normal"/>
    </style:style>
    <style:style style:name="T35" style:family="text">
      <style:text-properties fo:font-weight="normal" officeooo:rsid="0020ebee" fo:background-color="#ffa6a6" loext:char-shading-value="0" style:font-weight-asian="normal" style:font-weight-complex="normal"/>
    </style:style>
    <style:style style:name="T36" style:family="text">
      <style:text-properties fo:font-weight="normal" officeooo:rsid="0020ebee" fo:background-color="#ff6d6d" loext:char-shading-value="0" style:font-weight-asian="normal" style:font-weight-complex="normal"/>
    </style:style>
    <style:style style:name="T37" style:family="text">
      <style:text-properties officeooo:rsid="002452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pplication Programming Interface APIs</text:p>
      <text:p text:style-name="P2">Introduction</text:p>
      <text:list xml:id="list742444014" text:style-name="L1">
        <text:list-item>
          <text:p text:style-name="P13"><text:span text:style-name="T2">APIs are sources of information/data/</text:span><text:span text:style-name="T3">protocols/functions/objects</text:span><text:span text:style-name="T2"> that can be utilized by </text:span><text:span text:style-name="T3">developers to used in</text:span><text:span text:style-name="T2"> sites/applications </text:span></text:p>
        </text:list-item>
        <text:list-item>
          <text:p text:style-name="P12">APIs used to create SW (e.g., jQuery) or interact with external systems (e.g., <text:s/>interacting with Facebook's APIs to interact with the Facebook's data base to get specific data about the Facebook users)</text:p>
        </text:list-item>
      </text:list>
      <text:p text:style-name="P1"/>
      <text:p text:style-name="P4">End Points, Paths, Parameters</text:p>
      <text:list xml:id="list221006048003964" text:continue-numbering="true" text:style-name="L1">
        <text:list-item>
          <text:p text:style-name="P3"><text:span text:style-name="T2">APIs are sources of information/data/</text:span><text:span text:style-name="T3">protocols/functions/objects</text:span><text:span text:style-name="T2"> that can be utilized by </text:span><text:span text:style-name="T3">developers to used in</text:span><text:span text:style-name="T2"> sites/applications </text:span></text:p>
        </text:list-item>
        <text:list-item>
          <text:p text:style-name="P6"><text:span text:style-name="T2">E</text:span><text:span text:style-name="T1">nd Points, tend to be hyperlinks that can be pasted into a browser for a specific request. An endpoint is an access point to send the HTTP requests to and get your response.</text:span></text:p>
          <text:list>
            <text:list-item>
              <text:p text:style-name="P6"><text:span text:style-name="T4">An API’s End Point -&gt; </text:span><text:span text:style-name="T14">https://v2.jokeapi.dev</text:span><text:span text:style-name="T7">/joke/</text:span></text:p>
            </text:list-item>
          </text:list>
        </text:list-item>
        <text:list-item>
          <text:p text:style-name="P8"><text:span text:style-name="T1">Paths &amp; Parameters, used to narrow down a specific piece of data</text:span></text:p>
          <text:list>
            <text:list-item>
              <text:p text:style-name="P7"><text:span text:style-name="T5">Example of </text:span><text:span text:style-name="T4">An API’s</text:span><text:span text:style-name="T8"> End Point</text:span><text:span text:style-name="T4">, </text:span><text:span text:style-name="T11">Path</text:span><text:span text:style-name="T4"> &amp; </text:span><text:span text:style-name="T25">Parameters</text:span><text:span text:style-name="T4">-&gt; </text:span><text:a xlink:type="simple" xlink:href="https://v2.jokeapi.dev/joke/Any?contains=soccer" text:style-name="Internet_20_link" text:visited-style-name="Visited_20_Internet_20_Link"><text:span text:style-name="T14">https://v2.jokeapi.dev</text:span></text:a><text:a xlink:type="simple" xlink:href="https://v2.jokeapi.dev/joke/Any?contains=soccer" text:style-name="Internet_20_link" text:visited-style-name="Visited_20_Internet_20_Link"><text:span text:style-name="T7">/joke/</text:span></text:a><text:a xlink:type="simple" xlink:href="https://v2.jokeapi.dev/joke/Any?contains=soccer" text:style-name="Internet_20_link" text:visited-style-name="Visited_20_Internet_20_Link"><text:span text:style-name="T11">Any</text:span></text:a><text:a xlink:type="simple" xlink:href="https://v2.jokeapi.dev/joke/Any?contains=soccer" text:style-name="Internet_20_link" text:visited-style-name="Visited_20_Internet_20_Link"><text:span text:style-name="T25">?contains=soccer</text:span></text:a></text:p>
            </text:list-item>
            <text:list-item>
              <text:p text:style-name="P10"><text:span text:style-name="T10">Paths, </text:span></text:p>
              <text:list>
                <text:list-item>
                  <text:p text:style-name="P10"><text:span text:style-name="T1">come after the end point and usually separated from the end point by a “/” or multiple “/” for multiple paths</text:span></text:p>
                </text:list-item>
              </text:list>
            </text:list-item>
            <text:list-item>
              <text:p text:style-name="P9"><text:span text:style-name="T13">Parameters,</text:span><text:span text:style-name="T14"> </text:span></text:p>
              <text:list>
                <text:list-item>
                  <text:p text:style-name="P15"><text:span text:style-name="T15">Are placed after the End Point and the Paths. They are used for query filtration. They are used presented in the format of “Key Value Pair </text:span><text:span text:style-name="T17">&amp; an “=” sign in between</text:span><text:span text:style-name="T15">”. </text:span><text:span text:style-name="T16">A Key Value Pair is having filter from a table of data. </text:span><text:span text:style-name="T15"><text:s/></text:span><text:span text:style-name="T16">For example: <text:s/></text:span><text:span text:style-name="T19">blacklistFlags=religious </text:span><text:span text:style-name="T16">this is a key “blacklistFlags” and value “religious”. </text:span><text:span text:style-name="T17">A “=” must be put between the key and the value pair</text:span></text:p>
                </text:list-item>
                <text:list-item>
                  <text:p text:style-name="P14"><text:span text:style-name="T15">The first parameter/query (key value pair), always has a “?” in front of it. Any parameter/query (key value pair) after that is separated by a “&amp;” sign </text:span></text:p>
                  <text:list>
                    <text:list-item>
                      <text:p text:style-name="P17"><text:span text:style-name="T33">https://v2.jokeapi.dev</text:span><text:span text:style-name="T31">/joke</text:span><text:span text:style-name="T27">/</text:span><text:span text:style-name="T32">Any</text:span><text:span text:style-name="T28">?</text:span><text:span text:style-name="T34">blacklistFlags=religious,political</text:span><text:span text:style-name="T29">&amp;</text:span><text:span text:style-name="T35">type=single</text:span><text:span text:style-name="T30">&amp;</text:span><text:span text:style-name="T36">contains=cool</text:span></text:p>
                      <text:p text:style-name="P14"><text:span text:style-name="T26"/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/></text:p>
      <text:p text:style-name="P5">API Authentication, <text:s/>Postman, <text:span text:style-name="T37">JSON (JavaScript Object Notation)</text:span></text:p>
      <text:list xml:id="list221006027732492" text:continue-numbering="true" text:style-name="L1">
        <text:list-item>
          <text:p text:style-name="P16"><text:span text:style-name="T6">Authentication is the ability to keep track of who uses the API, how they use the API, and the privileges the user of the API is given </text:span></text:p>
        </text:list-item>
        <text:list-item>
          <text:p text:style-name="P16"><text:span text:style-name="T6"><text:s/></text:span><text:span text:style-name="T2">APIs are sources of information/data/</text:span><text:span text:style-name="T3">protocols/functions/objects</text:span><text:span text:style-name="T2"> that can be utilized by </text:span><text:span text:style-name="T3">developers to used in</text:span><text:span text:style-name="T2"> sites/applications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22:26:01.128102726</meta:creation-date>
    <dc:date>2022-10-24T22:10:05.895266154</dc:date>
    <meta:editing-duration>PT3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315" meta:character-count="2012" meta:non-whitespace-character-count="1719"/>
  </office:meta>
</office:document-meta>
</file>